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FG Web Development Course Final Presentation Notes</text:p>
      <text:p text:style-name="P1"/>
      <text:p text:style-name="P1">Initial Development</text:p>
      <text:list xml:id="list7671086506971026044" text:style-name="L1">
        <text:list-item>
          <text:p text:style-name="P2">The group made a decision early on to implement a recipe-based website. The first challenge was how to make this look different and interesting. We found a demo for a clickable map component and decided to incorporate this as it looked like a really good use of javascript. We used simplemaps.com, which is a customisable clickable map component and put it on the front page. From here you can hyperlink to our own pages.</text:p>
          <text:p text:style-name="P2"/>
        </text:list-item>
        <text:list-item>
          <text:p text:style-name="P2">We used GitHub for development which worked well.</text:p>
        </text:list-item>
      </text:list>
      <text:p text:style-name="Standard"/>
      <text:p text:style-name="Standard"/>
      <text:p text:style-name="P1">Data Handling</text:p>
      <text:list xml:id="list8582441346764768334" text:style-name="L2">
        <text:list-item>
          <text:p text:style-name="P3">Obviously a recipe website is very data driven. In order to minimise hardcoding of data (to make it easier for us to add new data, we developed a javascript function to read in recipe data contained in XML. I wanted this XML to be stored in a local file, but this did not work due to browser security constraints. So the XML was moved into the javascript file itself. </text:p>
          <text:p text:style-name="P3"/>
        </text:list-item>
        <text:list-item>
          <text:p text:style-name="P3">On loading of one of the region pages, javascript is used to dynamically generate the HTML tags for the recipes contained in the XML, filtered by location. For the 'All Recipes' page all recipes are displayed.</text:p>
          <text:p text:style-name="P3"/>
        </text:list-item>
        <text:list-item>
          <text:p text:style-name="P3">A search feature was added to further filter the recipe list, this uses javascript to compare the search string with the titles of each of the recipes for that page, only displaying the recipes fulfilling the search criteria.</text:p>
        </text:list-item>
      </text:list>
      <text:p text:style-name="Standard"/>
      <text:p text:style-name="Standard"/>
      <text:p text:style-name="P1">Page Design</text:p>
      <text:list xml:id="list9039074677278579597" text:style-name="L3">
        <text:list-item>
          <text:p text:style-name="P4">We chose a palette – we were going to choose green as this is a natural colour and thus associated with food, but found I associated it more with mould... so compromised on a dark cyan with white text, it looks quite fresh.</text:p>
          <text:p text:style-name="P4"/>
        </text:list-item>
        <text:list-item>
          <text:p text:style-name="P4">We chose the font Gabriola for consistency across the site.</text:p>
          <text:p text:style-name="P4"/>
        </text:list-item>
        <text:list-item>
          <text:p text:style-name="P4">We used Bootstrap libraries for the navigation bar and footer.</text:p>
        </text:list-item>
      </text:list>
      <text:p text:style-name="Standard"/>
      <text:p text:style-name="Standard"/>
      <text:p text:style-name="P1">Challenges</text:p>
      <text:list xml:id="list955211976416416188" text:style-name="L4">
        <text:list-item>
          <text:p text:style-name="P5">Bootstrap is great, providing convenient ready-styled features. However, it makes the HTML look rather verbose, the number of possible options are overwhelming and not easy to decipher. There are still little styling features on the site which aren't quite right, probably due to bootstrap class tags not being used correctly.</text:p>
          <text:p text:style-name="P5"/>
        </text:list-item>
        <text:list-item>
          <text:p text:style-name="P5">The search function worked but the screen was refreshing causing the webpage to reset, thus immediately resetting the search results. This was resolved by changing the Search button from type 'submit' to just a plain 'button'. It means you can no longer activate a search using the 'Enter' key, but at least it works!</text:p>
          <text:p text:style-name="P5"/>
        </text:list-item>
        <text:list-item>
          <text:p text:style-name="P5">General ongoing problems with typing mistakes! No helpful compiler to highlight these...</text:p>
          <text:p text:style-name="P5"/>
        </text:list-item>
        <text:list-item>
          <text:p text:style-name="P5">I wanted to have a custom mouse in the shape of a ladle / whisk / spoon but couldn't get it <text:soft-page-break/>looking nice!</text:p>
        </text:list-item>
      </text:list>
      <text:p text:style-name="Standard"/>
      <text:p text:style-name="Standard"/>
      <text:p text:style-name="P1">Further work</text:p>
      <text:list xml:id="list3283665223211340793" text:style-name="L5">
        <text:list-item>
          <text:p text:style-name="P6">The current site has only been tested on Windows, not on MAC or on Tablet / Mobile Phones due to time and manpower constraints.</text:p>
          <text:p text:style-name="P6"/>
        </text:list-item>
        <text:list-item>
          <text:p text:style-name="P6">For the same reason, we were limited in the number of recipes we had time to include in the sit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rah Behan</meta:initial-creator>
    <meta:creation-date>2022-05-24T14:31:26.71</meta:creation-date>
    <dc:date>2022-05-24T15:56:51.03</dc:date>
    <dc:creator>Sarah Behan</dc:creator>
    <meta:editing-duration>PT1H10M</meta:editing-duration>
    <meta:editing-cycles>28</meta:editing-cycles>
    <meta:generator>OpenOffice/4.1.7$Win32 OpenOffice.org_project/417m1$Build-9800</meta:generator>
    <meta:document-statistic meta:table-count="0" meta:image-count="0" meta:object-count="0" meta:page-count="2" meta:paragraph-count="20" meta:word-count="492" meta:character-count="2797"/>
  </office:meta>
</office:document-meta>
</file>